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georgia" svg:font-family="georgia, palatino"/>
    <style:font-face style:name="inherit" svg:font-family="inherit"/>
    <style:font-face style:name="proxima-nova-1" svg:font-family="proxima-nova-1, proxima-nova-2"/>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11111" style:font-name="Liberation Serif" fo:font-size="12pt" fo:letter-spacing="normal" fo:font-style="normal" fo:font-weight="normal" officeooo:rsid="000b2255" officeooo:paragraph-rsid="000b2255" style:font-size-asian="12pt" style:font-size-complex="12pt" loext:padding="0in" loext:border="none"/>
    </style:style>
    <style:style style:name="P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111111" style:font-name="Liberation Serif" fo:font-size="12pt" fo:letter-spacing="normal" fo:font-style="normal" fo:font-weight="normal" style:font-size-asian="12pt" style:font-size-complex="12pt" loext:padding="0in" loext:border="none"/>
    </style:style>
    <style:style style:name="P3" style:family="paragraph" style:parent-style-name="Text_20_body" style:list-style-name="L1">
      <style:paragraph-properties fo:margin-left="0in" fo:margin-right="0in" fo:margin-top="0in" fo:margin-bottom="0in" loext:contextual-spacing="false" fo:orphans="2" fo:text-indent="0in" style:auto-text-indent="false" fo:padding="0in" fo:border="none"/>
      <style:text-properties fo:font-variant="normal" fo:text-transform="none" style:font-name="Liberation Serif" fo:font-size="12pt" fo:letter-spacing="normal" fo:font-style="normal" fo:font-weight="normal" style:font-size-asian="12pt" style:font-size-complex="12pt" loext:padding="0in" loext:border="none"/>
    </style:style>
    <style:style style:name="P4" style:family="paragraph" style:parent-style-name="Text_20_body" style:list-style-name="L1">
      <style:paragraph-properties fo:margin-left="0in" fo:margin-right="0in" fo:orphans="2" fo:text-indent="0in" style:auto-text-indent="false" fo:padding="0in" fo:border="none"/>
      <style:text-properties fo:font-variant="normal" fo:text-transform="none" style:font-name="Liberation Serif" fo:font-size="12pt" fo:letter-spacing="normal" fo:font-style="normal" fo:font-weight="normal" style:font-size-asian="12pt" style:font-size-complex="12pt" loext:padding="0in" loext:border="none"/>
    </style:style>
    <style:style style:name="P5" style:family="paragraph" style:parent-style-name="Standard">
      <style:text-properties style:font-name="Liberation Serif" fo:font-size="12pt" officeooo:rsid="000b2255" officeooo:paragraph-rsid="000b2255" style:font-size-asian="12pt" style:font-size-complex="12pt"/>
    </style:style>
    <style:style style:name="P6" style:family="paragraph" style:parent-style-name="Standard">
      <style:text-properties style:font-name="Liberation Serif" fo:font-size="12pt" officeooo:rsid="000c88cb" officeooo:paragraph-rsid="000c88cb" style:font-size-asian="12pt" style:font-size-complex="12pt"/>
    </style:style>
    <style:style style:name="T1" style:family="text">
      <style:text-properties officeooo:rsid="000c8f0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ussion:</text:p>
      <text:p text:style-name="P1"/>
      <text:p text:style-name="P2">Please create a new thread with your name in the subject and answer the following items:</text:p>
      <text:list xml:id="list2764865346508750848" text:style-name="L1">
        <text:list-item>
          <text:p text:style-name="P3">Share with us who you are and where you're from.</text:p>
        </text:list-item>
        <text:list-item>
          <text:p text:style-name="P3">Share a brief story about data that you have worked with or want to work with.</text:p>
        </text:list-item>
        <text:list-item>
          <text:p text:style-name="P4">What (else!) do you do for fun?</text:p>
        </text:list-item>
      </text:list>
      <text:p text:style-name="P5">Response:</text:p>
      <text:p text:style-name="P5"/>
      <text:p text:style-name="P6">Hello,</text:p>
      <text:p text:style-name="P6"/>
      <text:p text:style-name="P6">My name is John Grando. <text:s/>I grew up in Colorado and currently live in Allendale, New Jersey. <text:s/>I work <text:span text:style-name="T1">as a Quality Specialist </text:span>for Green Business Certification Inc. which administer project certifications and professional credentials of LEED, EDGE, PEER, WELL, SITES, GRESB, Parksmart and Zero Waste. <text:s/>I <text:span text:style-name="T1">am very interested in using social networks and data mining techniques to see what the main areas of concern are for these rating systems so that we can adjust our quality procedures accordingly. <text:s/>In my spare time, I run a fantasy hockey league and work out by training in Brazilian jiu-jits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georgia" svg:font-family="georgia, palatino"/>
    <style:font-face style:name="inherit" svg:font-family="inherit"/>
    <style:font-face style:name="proxima-nova-1" svg:font-family="proxima-nova-1, proxima-nova-2"/>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08:57:06.849976154</meta:creation-date>
    <dc:date>2017-06-05T09:18:21.567745705</dc:date>
    <meta:editing-duration>PT11M3S</meta:editing-duration>
    <meta:editing-cycles>2</meta:editing-cycles>
    <meta:generator>LibreOffice/5.1.6.2$Linux_X86_64 LibreOffice_project/10m0$Build-2</meta:generator>
    <meta:document-statistic meta:table-count="0" meta:image-count="0" meta:object-count="0" meta:page-count="1" meta:paragraph-count="8" meta:word-count="153" meta:character-count="868" meta:non-whitespace-character-count="722"/>
  </office:meta>
</office:document-meta>
</file>